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WebConnectionBuilderSupport.useMockMvcForHosts( String ... ho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onnectionBuilderSupport.alwaysUseMockMv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onnectionBuilderSupport.MockMvcWebConnectionBuilderSupport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onnectionBuilderSupport.createConnection(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onnectionBuilderSupport.MockMvcWebConnectionBuilderSupport( WebApplicationContext context , MockMv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onnectionBuilderSupport.useMockMvc( WebRequestMatcher ... 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onnectionBuilderSupport.MockMvcWebConnectionBuilderSupport( MockMvc mockM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WebConnectionBuilderSupport.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onnectionBuilderSupport.createConnection( WebClient webClient , WebConnection default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